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Liberation Serif" fo:font-size="12pt"/>
    </style:style>
    <style:style style:name="P2" style:family="paragraph" style:parent-style-name="UBUcuerpoTrabajo">
      <style:text-properties officeooo:rsid="0018a38b" officeooo:paragraph-rsid="0018a38b"/>
    </style:style>
    <style:style style:name="P3" style:family="paragraph" style:parent-style-name="UBUcuerpoTrabajo">
      <style:text-properties officeooo:rsid="001abd09" officeooo:paragraph-rsid="001abd09"/>
    </style:style>
    <style:style style:name="P4" style:family="paragraph" style:parent-style-name="UBUcuerpoTrabajo">
      <style:text-properties officeooo:rsid="001b7b0c" officeooo:paragraph-rsid="001b7b0c"/>
    </style:style>
    <style:style style:name="P5" style:family="paragraph" style:parent-style-name="UBUcuerpoTrabajo">
      <style:text-properties officeooo:rsid="001bb82d" officeooo:paragraph-rsid="001bb82d"/>
    </style:style>
    <style:style style:name="P6" style:family="paragraph" style:parent-style-name="UBUcuerpoTrabajo">
      <style:text-properties officeooo:rsid="001e6374" officeooo:paragraph-rsid="001e6374"/>
    </style:style>
    <style:style style:name="P7" style:family="paragraph" style:parent-style-name="UBUcuerpoTrabajo">
      <style:text-properties officeooo:rsid="001e6c48" officeooo:paragraph-rsid="001e6c48"/>
    </style:style>
    <style:style style:name="P8" style:family="paragraph" style:parent-style-name="UBUcuerpoTrabajo">
      <style:text-properties officeooo:rsid="001ebbeb" officeooo:paragraph-rsid="001ebbeb"/>
    </style:style>
    <style:style style:name="P9" style:family="paragraph" style:parent-style-name="UBUcuerpoTrabajo">
      <style:text-properties officeooo:rsid="002061de" officeooo:paragraph-rsid="002061de"/>
    </style:style>
    <style:style style:name="P10" style:family="paragraph" style:parent-style-name="UBUcuerpoTrabajo" style:list-style-name="L1">
      <style:text-properties officeooo:rsid="00223467" officeooo:paragraph-rsid="00223467"/>
    </style:style>
    <style:style style:name="P11" style:family="paragraph" style:parent-style-name="UBUcuerpoTrabajo" style:list-style-name="L1">
      <style:text-properties officeooo:rsid="002252a3" officeooo:paragraph-rsid="002252a3"/>
    </style:style>
    <style:style style:name="P12" style:family="paragraph" style:parent-style-name="UBUcuerpoTrabajo" style:list-style-name="L1">
      <style:text-properties officeooo:rsid="0022f680" officeooo:paragraph-rsid="0022f680"/>
    </style:style>
    <style:style style:name="P13" style:family="paragraph" style:parent-style-name="UBUcuerpoTrabajo" style:list-style-name="L1">
      <style:text-properties officeooo:rsid="0028d678" officeooo:paragraph-rsid="0028d678"/>
    </style:style>
    <style:style style:name="P14"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P15" style:family="paragraph">
      <style:paragraph-properties fo:margin-left="0cm" fo:margin-right="0cm" fo:margin-top="0cm" fo:margin-bottom="0cm" fo:line-height="100%" fo:text-align="center" fo:text-indent="0cm"/>
    </style:style>
    <style:style style:name="T1" style:family="text">
      <style:text-properties style:text-position="0% 100%"/>
    </style:style>
    <style:style style:name="T2" style:family="text">
      <style:text-properties officeooo:rsid="001d9407"/>
    </style:style>
    <style:style style:name="T3" style:family="text">
      <style:text-properties officeooo:rsid="002252a3"/>
    </style:style>
    <style:style style:name="T4" style:family="text">
      <style:text-properties officeooo:rsid="0023f1cc"/>
    </style:style>
    <style:style style:name="T5" style:family="text">
      <style:text-properties fo:font-style="italic" style:font-style-asian="italic"/>
    </style:style>
    <style:style style:name="T6"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clusiones y líneas de trabajo futuras </text:h>
      <text:h text:style-name="Heading_20_2" text:outline-level="2">Conclusiones</text:h>
      <text:p text:style-name="P2">Podemos finalizar esta memoria concluyendo que, <text:span text:style-name="T4">en general, </text:span>se han alcanzado los objetivos planteados al inicio del proyecto <text:span text:style-name="T4">satisfactoriamente. Además se han ampliado conocimientos en varios campos de aprendizaje y se han aplicado técnicas y herramientas aprendidas a lo largo del grado.</text:span></text:p>
      <text:p text:style-name="P2">Se ha logrado desarrollar una plataforma docente que cumple las especificaciones que se fijaron en su planteamiento inicial.</text:p>
      <text:p text:style-name="P2">Ha resultado beneficioso profundizar en conocimientos como la teoría de juegos, el desarrollo web, la gestión de proyectos, etc.</text:p>
      <text:p text:style-name="P2">Los conocimientos adquiridos a lo largo de la carrera se han visto reflejados a lo largo del proyecto, abarcando varias disciplinas diferentes.</text:p>
      <text:p text:style-name="P3">El trabajo con artículos científicos y algunos libros ha ayudado a familiarizarse con este tipo de información. También se han mejorado los conocimientos acerca de cómo citar y referenciar correctamente estos contenidos.</text:p>
      <text:p text:style-name="P4">Finalmente, se ha abierto una puerta a mejorar esta plataforma en proyectos futuros con esta primera versión. A continuación veremos los posibles caminos a tomar para aumentar la funcionalidad de este proyecto.</text:p>
      <text:h text:style-name="Heading_20_2" text:outline-level="2">Líneas de trabajo futuras</text:h>
      <text:p text:style-name="P5">La evolución lógica de este proyecto, teniendo en cuenta la evolución del torneo de Axelrod <text:reference-mark-start text:name="ADDIN CSL_CITATION {&quot;mendeley&quot;: {&quot;formattedCitation&quot;: &quot;[1]&quot;, &quot;plainTextFormattedCitation&quot;: &quot;[1]&quot;, &quot;previouslyFormattedCitation&quot;: &quot;[1]&quot;}, &quot;schema&quot;: &quot;https://github.com/citation-style-language/schema/raw/master/csl-citation.json&quot;, &quot;properties&quot;: {&quot;noteIndex&quot;: 0}, &quot;citationItems&quot;: [{&quot;uris&quot;: [&quot;http://www.mendeley.com/documents/?uuid=1692c38a-8e78-3043-80c5-624152d91105&quot;], &quot;itemData&quot;: {&quot;abstract&quot;: &quot;Robert Axelrod is widely known for his groundbreaking work in game theory and complexity theory. He is a leader in applying computer modeling to social science problems. His book The Evolution of Cooperation has been hailed as a seminal contribution and has been translated into eight languages since its initial publication. The Complexity of Cooperation is a sequel to that landmark book. It collects seven essays, originally published in a broad range of journals, and adds an extensive new introduction to the collection, along with new prefaces to each essay and a useful new appendix of additio. 1. Evolving New Strategies -- 2. Coping with Noise -- 3. Promoting Norms -- 4. Choosing Sides -- 5. Setting Standards -- 6. Building New Political Actors -- 7. Disseminating Culture -- App. A. Replication of Agent-Based Models -- App. B. Resources for Agent-Based Modeling.&quot;, &quot;author&quot;: [{&quot;parse-names&quot;: false, &quot;family&quot;: &quot;Axelrod&quot;, &quot;dropping-particle&quot;: &quot;&quot;, &quot;given&quot;: &quot;Robert M.&quot;, &quot;suffix&quot;: &quot;&quot;, &quot;non-dropping-particle&quot;: &quot;&quot;}], &quot;number-of-pages&quot;: &quot;232&quot;, &quot;type&quot;: &quot;book&quot;, &quot;title&quot;: &quot;The complexity of cooperation : agent-based models of competition and collaboration&quot;, &quot;ISBN&quot;: &quot;9781400822300&quot;, &quot;publisher&quot;: &quot;Princeton University Press&quot;, &quot;issued&quot;: {&quot;date-parts&quot;: [[&quot;1997&quot;]]}, &quot;id&quot;: &quot;ITEM-1&quot;}, &quot;id&quot;: &quot;ITEM-1&quot;}]} RNDPBwwifkDMi"/><text:span text:style-name="T1">[1]</text:span><text:reference-mark-end text:name="ADDIN CSL_CITATION {&quot;mendeley&quot;: {&quot;formattedCitation&quot;: &quot;[1]&quot;, &quot;plainTextFormattedCitation&quot;: &quot;[1]&quot;, &quot;previouslyFormattedCitation&quot;: &quot;[1]&quot;}, &quot;schema&quot;: &quot;https://github.com/citation-style-language/schema/raw/master/csl-citation.json&quot;, &quot;properties&quot;: {&quot;noteIndex&quot;: 0}, &quot;citationItems&quot;: [{&quot;uris&quot;: [&quot;http://www.mendeley.com/documents/?uuid=1692c38a-8e78-3043-80c5-624152d91105&quot;], &quot;itemData&quot;: {&quot;abstract&quot;: &quot;Robert Axelrod is widely known for his groundbreaking work in game theory and complexity theory. He is a leader in applying computer modeling to social science problems. His book The Evolution of Cooperation has been hailed as a seminal contribution and has been translated into eight languages since its initial publication. The Complexity of Cooperation is a sequel to that landmark book. It collects seven essays, originally published in a broad range of journals, and adds an extensive new introduction to the collection, along with new prefaces to each essay and a useful new appendix of additio. 1. Evolving New Strategies -- 2. Coping with Noise -- 3. Promoting Norms -- 4. Choosing Sides -- 5. Setting Standards -- 6. Building New Political Actors -- 7. Disseminating Culture -- App. A. Replication of Agent-Based Models -- App. B. Resources for Agent-Based Modeling.&quot;, &quot;author&quot;: [{&quot;parse-names&quot;: false, &quot;family&quot;: &quot;Axelrod&quot;, &quot;dropping-particle&quot;: &quot;&quot;, &quot;given&quot;: &quot;Robert M.&quot;, &quot;suffix&quot;: &quot;&quot;, &quot;non-dropping-particle&quot;: &quot;&quot;}], &quot;number-of-pages&quot;: &quot;232&quot;, &quot;type&quot;: &quot;book&quot;, &quot;title&quot;: &quot;The complexity of cooperation : agent-based models of competition and collaboration&quot;, &quot;ISBN&quot;: &quot;9781400822300&quot;, &quot;publisher&quot;: &quot;Princeton University Press&quot;, &quot;issued&quot;: {&quot;date-parts&quot;: [[&quot;1997&quot;]]}, &quot;id&quot;: &quot;ITEM-1&quot;}, &quot;id&quot;: &quot;ITEM-1&quot;}]} RNDPBwwifkDMi"/>⁠, sería <text:span text:style-name="T2">continuar con una versión evolutiva del mismo. El objetivo sería crear poblaciones de estrategias que, a raíz de interaccionar con otras poblaciones, definiesen un escenario en el que se manifestasen las estrategias evolutivamente estables. Esta mejora aumentaría la complejidad del proyecto, proporcionando una perspectiva diferente a los torneos, permitiendo también evaluar su funcionamiento comparándolo con el del torneo de Axelrod.</text:span></text:p>
      <text:p text:style-name="P6">Hasta ahora la plataforma solamente admite torneos de tipo 2 x 2. Una posible vía para ampliar su funcionalidad sería admitir matrices de payoff de diferentes tamaños. De esta manera se generaría una variedad mucho mayor de experimentos a realizar, con las posibilidades consecuentes en un aula.</text:p>
      <text:p text:style-name="P7">Otra línea de trabajo muy interesante sería la integración de la herramienta dentro de la plataforma de Moodle. Dado que se trata de una aplicación docente, sería mucho más accesible para los alumnos dentro de este sistema. Además, daría más opciones a los profesores aprovechando las funcionalidades que ya tiene Moodle. <text:span text:style-name="T3">También simplificaría y mejoraría el sistema de usuarios.</text:span></text:p>
      <text:p text:style-name="P8">Con el objetivo de un acercamiento inicial de los torneos a los alumnos, sería interesante plantear un tipo de torneo en la plataforma que enfrente a dos alumnos directamente, sin desarrollar una estrategia previa, tomando ellos las decisiones en cada turno. Así, podría realizarse, por ejemplo, el dilema del prisionero iterado y estudiar las elecciones de los participantes. Esta opción permitiría realizar experimentos un tanto diferentes y facilitaría la comprensión de las mecánicas antes de presentar a los alumnos el torneo convencional.</text:p>
      <text:p text:style-name="P9">Además de las funcionalidades más grandes comentadas anteriormente, se podría mejorar la herramienta con pequeños cambios en la funcionalidad que supongan una mejora en su utilización:</text:p>
      <text:list xml:id="list4562515950565227026" text:style-name="L1">
        <text:list-item>
          <text:p text:style-name="P10">Mejorar el diseño de la web. </text:p>
        </text:list-item>
        <text:list-item>
          <text:p text:style-name="P10">Añadir clave a los torneos creados.</text:p>
        </text:list-item>
        <text:list-item>
          <text:p text:style-name="P10">Proporcionar un método de búsqueda con filtros para los torneos ya finalizados.</text:p>
        </text:list-item>
        <text:list-item>
          <text:p text:style-name="P11">Sistema de recuperación de contraseñas.</text:p>
        </text:list-item>
        <text:list-item>
          <text:p text:style-name="P12">Algunos avisos de error podrían mostrarse en la misma página, sin enviarnos a otra perdiendo la interfaz.</text:p>
        </text:list-item>
        <text:list-item>
          <text:p text:style-name="P13"><text:soft-page-break/>Internacionalizar la web con otros idiomas, especialmente el inglés.</text:p>
        </text:list-item>
      </text:list>
      <text:section text:style-name="Sect1" text:name="ADDIN Mendeley Bibliography CSL_BIBLIOGRAPHY  RNDXocxLBCjmp">
        <text:p text:style-name="P1">[1]<text:tab/>R. M. Axelrod, <text:span text:style-name="T5">The complexity of cooperation : agent-based models of competition and collaboration</text:span>. Princeton University Press, 199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UBUcuerpoTrabajo" style:family="paragraph" style:parent-style-name="Text_20_body" style:class="text">
      <style:paragraph-properties fo:margin-left="0cm" fo:margin-right="0cm" fo:margin-top="0cm" fo:margin-bottom="0cm" loext:contextual-spacing="false" fo:text-indent="0.499cm" style:auto-text-indent="false"/>
    </style:style>
    <style:style style:name="Heading_20_1" style:display-name="Heading 1" style:family="paragraph" style:parent-style-name="Heading" style:next-style-name="UBUcuerpoTrabajo" style:default-outline-level="1" style:class="text">
      <style:paragraph-properties fo:margin-top="0.42cm" fo:margin-bottom="0.21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cm" fo:margin-right="0cm" fo:margin-top="0cm" fo:margin-bottom="0cm" fo:line-height="100%" fo:text-align="center" fo:text-indent="0cm"/>
    </style:style>
    <style:style style:name="MP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4">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1" draw:style-name="Mgr1" draw:text-style-name="MP2" svg:width="33.257cm" svg:height="4.252cm" draw:transform="skewX (-5.26773502173662E-017) rotate (0.963770812951269) translate (0.498625cm 27.3177083333333cm)"><draw:text-box><text:p text:style-name="MP1"><text:span text:style-name="MT1">Borrador</text:span></text:p></draw:text-box></draw:frame><text:file-name text:display="name-and-extension">7_Conclusiones.odt</text:file-name> v.<text:editing-cycles>24</text:editing-cycles> <text:title/><text:modification-date style:data-style-name="N104">04/ene/17</text:modification-date><text:tab/><text:tab/><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10:31</meta:creation-date>
    <meta:generator>LibreOffice/5.1.6.2$MacOSX_X86_64 LibreOffice_project/07ac168c60a517dba0f0d7bc7540f5afa45f0909</meta:generator>
    <dc:date>2017-01-04T18:02:03.340467000</dc:date>
    <meta:editing-duration>PT1H12M12S</meta:editing-duration>
    <meta:editing-cycles>24</meta:editing-cycles>
    <meta:document-statistic meta:table-count="0" meta:image-count="0" meta:object-count="0" meta:page-count="2" meta:paragraph-count="22" meta:word-count="551" meta:character-count="3670" meta:non-whitespace-character-count="3144"/>
    <meta:user-defined meta:name="Mendeley Citation Style_1">http://www.zotero.org/styles/ieee</meta:user-defined>
    <meta:user-defined meta:name="Mendeley Document_1">True</meta:user-defined>
    <meta:user-defined meta:name="Mendeley Unique User Id_1">f43e7150-e4e5-36fa-8e8b-8761b13bbd82</meta:user-defined>
  </office:meta>
</office:document-meta>
</file>